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lways"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text-properties fo:background-color="transparen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keep-with-next="always"/>
    </style:style>
    <style:style style:name="P27" style:family="paragraph" style:parent-style-name="Code">
      <style:paragraph-properties fo:keep-together="always" fo:keep-with-next="always"/>
    </style:style>
    <style:style style:name="P28"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29" style:family="paragraph" style:parent-style-name="Code">
      <style:paragraph-properties fo:text-align="start" style:justify-single-word="false"/>
      <style:text-properties fo:font-style="normal" style:font-style-asian="normal" style:font-style-complex="normal"/>
    </style:style>
    <style:style style:name="P30" style:family="paragraph" style:parent-style-name="Heading_20_4">
      <style:paragraph-properties fo:text-align="start" style:justify-single-word="false"/>
    </style:style>
    <style:style style:name="P31" style:family="paragraph" style:parent-style-name="Preformatted_20_Text">
      <style:paragraph-properties fo:margin-top="0cm" fo:margin-bottom="0.499cm"/>
    </style:style>
    <style:style style:name="P32" style:family="paragraph" style:parent-style-name="Standard">
      <style:text-properties fo:background-color="transparent"/>
    </style:style>
    <style:style style:name="P33" style:family="paragraph" style:parent-style-name="Code">
      <style:paragraph-properties style:shadow="none"/>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text-properties fo:font-weight="bold" style:font-weight-asian="bold" style:font-weight-complex="bold"/>
    </style:style>
    <style:style style:name="P37" style:family="paragraph" style:parent-style-name="Text_20_body" style:list-style-name="L2">
      <style:text-properties fo:font-weight="bold" style:font-weight-asian="bold" style:font-weight-complex="bold"/>
    </style:style>
    <style:style style:name="P38" style:family="paragraph" style:parent-style-name="Text_20_body" style:list-style-name="L2">
      <style:text-properties fo:font-weight="normal" style:font-weight-asian="normal" style:font-weight-complex="normal"/>
    </style:style>
    <style:style style:name="P39" style:family="paragraph" style:parent-style-name="Text_20_body" style:list-style-name="L14">
      <style:text-properties fo:font-weight="normal" style:font-weight-asian="normal" style:font-weight-complex="normal"/>
    </style:style>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paragraph-properties>
        <style:tab-stops>
          <style:tab-stop style:position="0.45cm"/>
        </style:tab-stops>
      </style:paragraph-properties>
    </style:style>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paragraph-properties fo:text-align="start" style:justify-single-word="false"/>
    </style:style>
    <style:style style:name="P57" style:family="paragraph" style:parent-style-name="Text_20_body" style:list-style-name="L9" style:master-page-name="">
      <style:paragraph-properties fo:margin-top="0cm" fo:margin-bottom="0cm" style:page-number="auto"/>
    </style:style>
    <style:style style:name="P58" style:family="paragraph" style:parent-style-name="Text_20_body" style:list-style-name="L16" style:master-page-name="">
      <style:paragraph-properties fo:margin-top="0cm" fo:margin-bottom="0cm" style:page-number="auto"/>
    </style:style>
    <style:style style:name="P59" style:family="paragraph" style:parent-style-name="Text_20_body" style:list-style-name="L9">
      <style:paragraph-properties fo:margin-top="0cm" fo:margin-bottom="0cm"/>
    </style:style>
    <style:style style:name="P60" style:family="paragraph" style:parent-style-name="Text_20_body" style:list-style-name="L11">
      <style:paragraph-properties fo:margin-top="0cm" fo:margin-bottom="0cm"/>
    </style:style>
    <style:style style:name="P61" style:family="paragraph" style:parent-style-name="Text_20_body" style:list-style-name="L16">
      <style:paragraph-properties fo:margin-top="0cm" fo:margin-bottom="0cm"/>
    </style:style>
    <style:style style:name="P62" style:family="paragraph" style:parent-style-name="Text_20_body" style:list-style-name="L20">
      <style:paragraph-properties fo:margin-top="0cm" fo:margin-bottom="0cm" fo:text-align="start" style:justify-single-word="false" style:shadow="none"/>
    </style:style>
    <style:style style:name="P63"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64" style:family="paragraph" style:parent-style-name="Text_20_body">
      <style:paragraph-properties fo:background-color="transparent" fo:padding="0cm" fo:border="none" style:shadow="none">
        <style:background-image/>
      </style:paragraph-properties>
    </style:style>
    <style:style style:name="P65"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6" style:family="paragraph" style:parent-style-name="Text_20_body">
      <style:paragraph-properties fo:padding="0.049cm" fo:border="0.002cm solid #000000" style:shadow="none"/>
    </style:style>
    <style:style style:name="P67" style:family="paragraph" style:parent-style-name="Heading_20_1" style:master-page-name="">
      <style:paragraph-properties style:page-number="auto" fo:break-before="page"/>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19"/>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28">Jarvis supports fetch, create, update and delete with additional support for custom plug-in features. <text:s/>Jarvis is based on the RESTful approach to http web services. <text:s/>It provides JSON, XML interfaces, with additional support for CSV downloads. <text:s/></text:p>
      <text:p text:style-name="P28">Jarvis works excellently with JavaScript web apps using ExtJS, Dojo and many other JS toolkits, and is also ideal for richer client applications such as those written in Adobe Flex.</text:p>
      <text:p text:style-name="P28">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text:s/>1 Introduction<text:tab/>4</text:p>
          <text:p text:style-name="P68"><text:s/>2 Installation<text:tab/>5</text:p>
          <text:p text:style-name="P69"><text:s/>2.1 Unpacking<text:tab/>5</text:p>
          <text:p text:style-name="P69"><text:s/>2.2 Install Additional Perl Modules<text:tab/>5</text:p>
          <text:p text:style-name="P69"><text:s/>2.3 Web Server Configuration<text:tab/>5</text:p>
          <text:p text:style-name="P69"><text:s/>2.4 Relocating Jarvis<text:tab/>6</text:p>
          <text:p text:style-name="P69"><text:s/>2.5 Test<text:tab/>6</text:p>
          <text:p text:style-name="P68"><text:s/>3 Application Configuration File<text:tab/>7</text:p>
          <text:p text:style-name="P69"><text:s/>3.1 Introduction<text:tab/>7</text:p>
          <text:p text:style-name="P69"><text:s/>3.2 &lt;jarvis&gt;&lt;app&gt;<text:tab/>8</text:p>
          <text:p text:style-name="P69"><text:s/>3.3 Configuration: format<text:tab/>9</text:p>
          <text:p text:style-name="P69"><text:s/>3.4 Configuration: debug<text:tab/>9</text:p>
          <text:p text:style-name="P69"><text:s/>3.5 Configuration: log_format<text:tab/>9</text:p>
          <text:p text:style-name="P69"><text:s/>3.6 Configuration: page_limit_param, page_start_param<text:tab/>10</text:p>
          <text:p text:style-name="P69"><text:s/>3.7 Configuration: sort_field_param, sort_dir_param<text:tab/>10</text:p>
          <text:p text:style-name="P69"><text:s/>3.8 Configuration: dataset_dir<text:tab/>11</text:p>
          <text:p text:style-name="P69"><text:s/>3.9 Configuration: method_param<text:tab/>11</text:p>
          <text:p text:style-name="P69"><text:s/>3.10 Configuration: login<text:tab/>11</text:p>
          <text:p text:style-name="P69"><text:s/>3.11 Configuration: database<text:tab/>11</text:p>
          <text:p text:style-name="P69"><text:s/>3.12 Configuration: sessiondb<text:tab/>12</text:p>
          <text:p text:style-name="P69"><text:s/>3.13 Configuration: exec &amp; plugin<text:tab/>12</text:p>
          <text:p text:style-name="P69"><text:s/>3.14 Configuration: habitat<text:tab/>13</text:p>
          <text:p text:style-name="P68"><text:s/>4 Login Module Configuration<text:tab/>14</text:p>
          <text:p text:style-name="P69"><text:s/>4.1 Standard Modules<text:tab/>14</text:p>
          <text:p text:style-name="P69"><text:s/>4.2 Active Directory Login<text:tab/>14</text:p>
          <text:p text:style-name="P69"><text:s/>4.3 Basic Auth Login<text:tab/>15</text:p>
          <text:p text:style-name="P69"><text:s/>4.4 Database Login<text:tab/>16</text:p>
          <text:p text:style-name="P69"><text:s/>4.5 None Login<text:tab/>16</text:p>
          <text:p text:style-name="P69"><text:s/>4.6 Single Login<text:tab/>17</text:p>
          <text:p text:style-name="P68"><text:s/>5 Special Datasets &amp; Jarvis Login<text:tab/>18</text:p>
          <text:p text:style-name="P69"><text:s/>5.1 Jarvis URLs<text:tab/>18</text:p>
          <text:p text:style-name="P69"><text:s/>5.2 The __status Dataset<text:tab/>18</text:p>
          <text:p text:style-name="P69"><text:s/>5.3 The __habitat Dataset<text:tab/>19</text:p>
          <text:p text:style-name="P69"><text:s/>5.4 The __logout Dataset<text:tab/>20</text:p>
          <text:p text:style-name="P69"><text:s/>5.5 Logging-In to Jarvis<text:tab/>20</text:p>
          <text:p text:style-name="P69"><text:s/>5.6 Jarvis Error Responses<text:tab/>20</text:p>
          <text:p text:style-name="P68"><text:s/>6 Datasets<text:tab/>22</text:p>
          <text:p text:style-name="P69"><text:s/>6.1 Data Fetch Response Format<text:tab/>22</text:p>
          <text:p text:style-name="P69"><text:s/>6.2 Dataset Definition<text:tab/>23</text:p>
          <text:p text:style-name="P69"><text:s/>6.3 Dataset Parameters<text:tab/>24</text:p>
          <text:p text:style-name="P69"><text:s/>6.4 Secure Dataset Parameters<text:tab/>25</text:p>
          <text:p text:style-name="P69"><text:s/>6.5 Modifying Datasets – Single Modification<text:tab/>26</text:p>
          <text:p text:style-name="P69"><text:s/>6.6 Modifying Datasets – Array of Modifications<text:tab/>28</text:p>
          <text:p text:style-name="P69"><text:s/>6.7 Modifying Datasets – Array of Mixed Modifications<text:tab/>30</text:p>
          <text:p text:style-name="P69"><text:soft-page-break/><text:s/>6.8 Before &amp; After Statements<text:tab/>30</text:p>
          <text:p text:style-name="P69"><text:s/>6.9 Failed Modifications<text:tab/>31</text:p>
          <text:p text:style-name="P68"><text:s/>7 Exec &amp; Plugin<text:tab/>32</text:p>
          <text:p text:style-name="P69"><text:s/>7.1 Exec<text:tab/>32</text:p>
          <text:p text:style-name="P69"><text:s/>7.2 Plugin<text:tab/>34</text:p>
        </text:index-body>
      </text:table-of-content>
      <text:p text:style-name="P63"/>
      <text:p text:style-name="P65"/>
      <text:p text:style-name="P65"/>
      <text:p text:style-name="P65"/>
      <text:p text:style-name="P65"/>
      <text:p text:style-name="P65"/>
      <text:p text:style-name="P64"/>
      <text:p text:style-name="P25">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
      <text:p text:style-name="P25"/>
      <text:p text:style-name="P65"/>
      <text:p text:style-name="P65">License:</text:p>
      <text:p text:style-name="P66">This documentation is part of the Jarvis WebApp/Database gateway utility.</text:p>
      <text:p text:style-name="P66">Jarvis (including documentation) is free software: you can redistribute it and/or modify it under the terms of the GNU General Public License as published by the Free Software Foundation, either version 3 of the License, or (at your option) any later version.</text:p>
      <text:p text:style-name="P66">Jarvis is distributed in the hope that it will be useful, but WITHOUT ANY WARRANTY; without even the implied warranty of MERCHANTABILITY or FITNESS FOR A PARTICULAR PURPOSE. <text:s/>See the GNU General Public License for more details.</text:p>
      <text:p text:style-name="P66">You should have received a copy of the GNU General Public License along with Jarvis. <text:s/>If not, see &lt;http://www.gnu.org/licenses/&gt;.</text:p>
      <text:p text:style-name="P66">This software (including documentation) is Copyright 2008 by Jonathan Couper-Smartt.</text:p>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96360230" text:style-name="L1">
        <text:list-item>
          <text:p text:style-name="P34">Rich Internet Application. <text:s/>Ajax (XML or JSON) requests and responses.</text:p>
        </text:list-item>
        <text:list-item>
          <text:p text:style-name="P34">JARVIS</text:p>
        </text:list-item>
        <text:list-item>
          <text:p text:style-name="P3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819648784" text:style-name="L2">
        <text:list-item>
          <text:p text:style-name="P37">Secure: </text:p>
          <text:list>
            <text:list-item>
              <text:p text:style-name="P35">Jarvis can run over https. <text:s/></text:p>
            </text:list-item>
            <text:list-item>
              <text:p text:style-name="P35">Jarvis uses single-login and CGI cookies to maintain authenticated sessions. <text:s/></text:p>
            </text:list-item>
            <text:list-item>
              <text:p text:style-name="P35">Jarvis uses parameterized statements to prevent against SQL injection. </text:p>
            </text:list-item>
            <text:list-item>
              <text:p text:style-name="P35">Jarvis provides group-based access control.</text:p>
            </text:list-item>
          </text:list>
        </text:list-item>
        <text:list-item>
          <text:p text:style-name="P37">Extensible:</text:p>
          <text:list>
            <text:list-item>
              <text:p text:style-name="P38">Jarvis provides independent “datasets”, defined as simple XML files containing SQL.</text:p>
            </text:list-item>
            <text:list-item>
              <text:p text:style-name="P38">Jarvis provides configurable “exec” extensions (e.g. running Jasper reports).</text:p>
            </text:list-item>
            <text:list-item>
              <text:p text:style-name="P38">Jarvis provides a “plugin” mechanism for adding custom Perl modules.</text:p>
            </text:list-item>
          </text:list>
        </text:list-item>
        <text:list-item>
          <text:p text:style-name="P37">Standards-Based:</text:p>
          <text:list>
            <text:list-item>
              <text:p text:style-name="P38">Jarvis is based on XML, JSON, http/s and REST.</text:p>
            </text:list-item>
          </text:list>
        </text:list-item>
        <text:list-item>
          <text:p text:style-name="P37">Reasonably Efficient:</text:p>
          <text:list>
            <text:list-item>
              <text:p text:style-name="P38">Jarvis is “plenty fast enough”. <text:s/></text:p>
            </text:list-item>
            <text:list-item>
              <text:p text:style-name="P38">Jarvis is written in a scripted language as many back end services are.</text:p>
            </text:list-item>
            <text:list-item>
              <text:p text:style-name="P38">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67"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364559340" text:style-name="L3">
        <text:list-item>
          <text:p text:style-name="P40"><text:span text:style-name="T1">Apache Configuration</text:span> – ScriptAlias and Alias lines</text:p>
        </text:list-item>
        <text:list-item>
          <text:p text:style-name="P40"><text:span text:style-name="T1">jarvis.pl</text:span> – use lib "/opt/jarvis/lib";</text:p>
        </text:list-item>
        <text:list-item>
          <text:p text:style-name="P40"><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6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888849461" text:style-name="L4">
        <text:list-item>
          <text:p text:style-name="P41">The database connection.</text:p>
        </text:list-item>
        <text:list-item>
          <text:p text:style-name="P41">The username/group list.</text:p>
        </text:list-item>
        <text:list-item>
          <text:p text:style-name="P4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oft-page-break/><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ext:soft-page-break/>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2171461963" text:style-name="L5">
        <text:list-item>
          <text:p text:style-name="P42">This may be over-ridden a per-request basis with the CGI parameter “format”.</text:p>
        </text:list-item>
        <text:list-item>
          <text:p text:style-name="P42">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log_format</text:h>
      <text:p text:style-name="Text_20_body">The Jarvis script will generate log output in certain situations. <text:s/>If enabled, it will also generate a significant amount of detailed debug output which is potentially useful for identifying problems where client requests are not being processed as expected.</text:p>
      <text:p text:style-name="Text_20_body">The log format string specifies the format which is used for both log and debug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0">Attribute</text:p>
            </table:table-cell>
            <table:table-cell table:style-name="Table20.B1" office:value-type="string">
              <text:p text:style-name="P10">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ext:soft-page-break/>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2">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77245538" text:style-name="L6">
        <text:list-item>
          <text:p text:style-name="P43">Extract ALL records from the database query.</text:p>
        </text:list-item>
        <text:list-item>
          <text:p text:style-name="P43">Slice out and return only those rows specified by the page parameters. <text:s/>E.g start = 50, limit = 25 means return rows with zero-based indexes 50-74.</text:p>
        </text:list-item>
        <text:list-item>
          <text:p text:style-name="P43">Return “fetched” as the total number of all rows read from the database query.</text:p>
        </text:list-item>
        <text:list-item>
          <text:p text:style-name="P4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20352376" text:continue-numbering="true" text:style-name="L6">
        <text:list-item>
          <text:p text:style-name="P43">Extract ALL records from the database query in the default query sort order.</text:p>
        </text:list-item>
        <text:list-item>
          <text:p text:style-name="P43">Use Perl “cmp” alphabetical sorting either ascending or descending.</text:p>
        </text:list-item>
        <text:list-item>
          <text:p text:style-name="P4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1314111058" text:style-name="L7">
        <text:list-item>
          <text:p text:style-name="P44">None – user is always logged in.</text:p>
        </text:list-item>
        <text:list-item>
          <text:p text:style-name="P44">Database – the username and passwords are stored in the database.</text:p>
        </text:list-item>
        <text:list-item>
          <text:p text:style-name="P44">ActiveDirectory – the usernames and passwords are checked against an Microsoft ActiveDirectory server. <text:s/>It is likely that one day this will be copied and modified to add support for standard LDAP, which is very similar.</text:p>
        </text:list-item>
        <text:list-item>
          <text:p text:style-name="P44">BasicAuth – Apache basic authentication is configured, and we will trust it. <text:s/>This may include FakeBasicAuth which allows Apache to verify client SSL certificates on our behalf.</text:p>
        </text:list-item>
      </text:list>
      <text:p text:style-name="P15">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2" text:name="Table" text:formula="ooow:Table+1" style:num-format="1">3</text:sequence>: Database Configuration Attributes</text:p>
      <text:p text:style-name="Text_20_body">See the DBI man pages for information on the connection string. <text:s/>But common examples are:</text:p>
      <text:list xml:id="list1854881978" text:style-name="L8">
        <text:list-item>
          <text:p text:style-name="P45">dbi:Pg:&lt;database-handle&gt; (Postgres)</text:p>
        </text:list-item>
        <text:list-item>
          <text:p text:style-name="P45">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3" text:name="Table" text:formula="ooow:Table+1" style:num-format="1">4</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4" text:name="Table" text:formula="ooow:Table+1" style:num-format="1">5</text:sequence>: Session DB File Driver Parameters</text:p>
      <text:h text:style-name="Heading_20_2" text:outline-level="2">Configuration: exec &amp; plugin</text:h>
      <text:p text:style-name="Text_20_body">An “exec” configuration defines a special dataset which is fetched by spawning a custom sub-<text:soft-page-break/>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67" text:outline-level="1">Login Module Configuration</text:h>
      <text:h text:style-name="Heading_20_2" text:outline-level="2">Standard Modules</text:h>
      <text:p text:style-name="Text_20_body">Jarvis uses a pluggable login module mechanism. <text:s/>The following modules are provided:</text:p>
      <text:list xml:id="list1082222297" text:style-name="L9">
        <text:list-item>
          <text:p text:style-name="P57">ActiveDirectory.pm</text:p>
        </text:list-item>
        <text:list-item>
          <text:p text:style-name="P59">BasicAuth.pm</text:p>
        </text:list-item>
        <text:list-item>
          <text:p text:style-name="P59">Database.pm</text:p>
        </text:list-item>
        <text:list-item>
          <text:p text:style-name="P59">None.pm</text:p>
        </text:list-item>
        <text:list-item>
          <text:p text:style-name="P46">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5" text:name="Table" text:formula="ooow:Table+1" style:num-format="1">6</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is a comma-separated list if IP addresses, one of which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6" text:name="Table" text:formula="ooow:Table+1" style:num-format="1">7</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7" text:name="Table" text:formula="ooow:Table+1" style:num-format="1">8</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8" text:name="Table" text:formula="ooow:Table+1" style:num-format="1">9</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812322934" text:style-name="L10">
        <text:list-item>
          <text:p text:style-name="P47">Remote (client) IP address match, and/or</text:p>
        </text:list-item>
        <text:list-item>
          <text:p text:style-name="P47">Client must supply username and password, and/or</text:p>
        </text:list-item>
        <text:list-item>
          <text:p text:style-name="P4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9" text:name="Table" text:formula="ooow:Table+1" style:num-format="1">10</text:sequence>: Single Login Module Parameters</text:p>
      <text:p text:style-name="Text_20_body">Note that at least one of “remote_ip” or “password” must be configured.</text:p>
      <text:h text:style-name="P67"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86101111" text:style-name="L11">
        <text:list-item>
          <text:p text:style-name="P60">Jarvis is installed into /opt/jarvis as per default.</text:p>
        </text:list-item>
        <text:list-item>
          <text:p text:style-name="P60">The jarvis-bin ScriptAlias is configured.</text:p>
        </text:list-item>
        <text:list-item>
          <text:p text:style-name="P60">The Apache webserver is accessible on http://localhost/.</text:p>
        </text:list-item>
        <text:list-item>
          <text:p text:style-name="P60">The demo.xml file has been soft linked or copied into /.</text:p>
        </text:list-item>
        <text:list-item>
          <text:p text:style-name="P60">The “None” login module is configured for the demo application.</text:p>
        </text:list-item>
        <text:list-item>
          <text:p text:style-name="P48">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839873696" text:style-name="L12">
        <text:list-item>
          <text:p text:style-name="P49">“username”</text:p>
        </text:list-item>
        <text:list-item>
          <text:p text:style-name="P49">“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739243928" text:style-name="L13">
        <text:list-item>
          <text:p text:style-name="P50">Internal configuration problem – bad server-side XML configuration (main or dataset).</text:p>
        </text:list-item>
        <text:list-item>
          <text:p text:style-name="P50">Database connection problem.</text:p>
        </text:list-item>
        <text:list-item>
          <text:p text:style-name="P50">Request body is malformed JSON or XML.</text:p>
        </text:list-item>
        <text:list-item>
          <text:p text:style-name="P50">Missing mandatory parameter in request.</text:p>
        </text:list-item>
        <text:list-item>
          <text:p text:style-name="P50">Any other fatal problem.</text:p>
        </text:list-item>
        <text:list-item>
          <text:p text:style-name="P50">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2121593709" text:style-name="L14">
        <text:list-item>
          <text:p text:style-name="P39">Cannot insert data due to primary key, foreign key, unique constraints.</text:p>
        </text:list-item>
        <text:list-item>
          <text:p text:style-name="P39">No data found. <text:s/></text:p>
        </text:list-item>
        <text:list-item>
          <text:p text:style-name="P39">Data parameter is invalid type/value for column. <text:s/></text:p>
        </text:list-item>
      </text:list>
      <text:p text:style-name="P14">In all these cases, the returned content will be JSON or XML or CSV in a “200 Successful” response.</text:p>
      <text:p text:style-name="Text_20_body"/>
      <text:h text:style-name="P67"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6">The returned content in XML is:</text:p>
      <text:p text:style-name="P5">&lt;?xml version="1.0" encoding="iso-8859-1" ?&gt;</text:p>
      <text:p text:style-name="P27">&lt;?meta name="GENERATOR" content="XML::Smart/1.6.9 Perl/5.010000 [linux]" ?&gt;</text:p>
      <text:p text:style-name="P27">&lt;response logged_in="1" username="admin" error_string="" </text:p>
      <text:p text:style-name="P27"><text:s text:c="4"/>group_list="admin" fetched="2"&gt;</text:p>
      <text:p text:style-name="P27"><text:s text:c="2"/>&lt;data&gt;</text:p>
      <text:p text:style-name="P27"><text:s text:c="4"/>&lt;row active="Y" class="Makkleson" </text:p>
      <text:p text:style-name="P27"><text:s text:c="8"/>description="Suitable for infants and those of timid heart." id="6"/&gt;</text:p>
      <text:p text:style-name="P27"><text:s text:c="4"/>&lt;row active="N" class="X Class" </text:p>
      <text:p text:style-name="P27"><text:s text:c="8"/>description="Product of a deranged mind." id="4"/&gt;</text:p>
      <text:p text:style-name="P27"><text:s text:c="2"/>&lt;/data&gt;</text:p>
      <text:p text:style-name="P27">&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10" text:name="Table" text:formula="ooow:Table+1" style:num-format="1">11</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1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select</text:p>
          </table:table-cell>
          <table:table-cell table:style-name="Table13.B2" office:value-type="string">
            <text:p text:style-name="P11">SQL to execute when dataset is invoked with the http GET request method.</text:p>
          </table:table-cell>
        </table:table-row>
        <table:table-row table:style-name="Table13.1">
          <table:table-cell table:style-name="Table13.A2" office:value-type="string">
            <text:p text:style-name="P11">before</text:p>
          </table:table-cell>
          <table:table-cell table:style-name="Table13.B2" office:value-type="string">
            <text:p text:style-name="P11">SQL to execute once before performing update/insert/delete changes.</text:p>
          </table:table-cell>
        </table:table-row>
        <table:table-row table:style-name="Table13.1">
          <table:table-cell table:style-name="Table13.A2" office:value-type="string">
            <text:p text:style-name="P11">update</text:p>
          </table:table-cell>
          <table:table-cell table:style-name="Table13.B2" office:value-type="string">
            <text:p text:style-name="P11">SQL to execute when dataset is invoked with the http PUT request method.</text:p>
          </table:table-cell>
        </table:table-row>
        <table:table-row table:style-name="Table13.1">
          <table:table-cell table:style-name="Table13.A2" office:value-type="string">
            <text:p text:style-name="P11">insert</text:p>
          </table:table-cell>
          <table:table-cell table:style-name="Table13.B2" office:value-type="string">
            <text:p text:style-name="P11">SQL to execute when dataset is invoked with the http POST request method.</text:p>
          </table:table-cell>
        </table:table-row>
        <text:soft-page-break/>
        <table:table-row table:style-name="Table13.1">
          <table:table-cell table:style-name="Table13.A2" office:value-type="string">
            <text:p text:style-name="P11">delete</text:p>
          </table:table-cell>
          <table:table-cell table:style-name="Table13.B2" office:value-type="string">
            <text:p text:style-name="P11">SQL to execute when dataset is invoked with the http DELETE request method.</text:p>
          </table:table-cell>
        </table:table-row>
        <table:table-row table:style-name="Table13.1">
          <table:table-cell table:style-name="Table13.A2" office:value-type="string">
            <text:p text:style-name="P11">after</text:p>
          </table:table-cell>
          <table:table-cell table:style-name="Table13.B2" office:value-type="string">
            <text:p text:style-name="P11">SQL to execute once after performing update/insert/delete changes.</text:p>
          </table:table-cell>
        </table:table-row>
      </table:table>
      <text:p text:style-name="P12">Table <text:sequence text:ref-name="refTable11" text:name="Table" text:formula="ooow:Table+1" style:num-format="1">12</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0">Attribute</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2" text:name="Table" text:formula="ooow:Table+1" style:num-format="1">13</text:sequence>: Access Control Specifiers</text:p>
      <text:p text:style-name="P32">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657709693" text:style-name="L15">
        <text:list-item>
          <text:p text:style-name="P51">CGI GET parameters in the URL suffix “/&lt;app&gt;/&lt;ds&gt;?param=value&amp;param2=another”.</text:p>
        </text:list-item>
        <text:list-item>
          <text:p text:style-name="P51">XML or JSON parameters in the “application/json” or “application/xml” request body.</text:p>
        </text:list-item>
        <text:list-item>
          <text:p text:style-name="P51">RESTful parameters in the URL suffix “/&lt;app&gt;/&lt;ds&gt;/p1/p2”.</text:p>
        </text:list-item>
        <text:list-item>
          <text:p text:style-name="P51">Jarvis-Supplied default user parameters (from “default_parameters” configuration).</text:p>
        </text:list-item>
      </text:list>
      <text:p text:style-name="Text_20_body">Secure Parameters:</text:p>
      <text:list xml:id="list1039207947" text:continue-numbering="true" text:style-name="L15">
        <text:list-item>
          <text:p text:style-name="P5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text:soft-page-break/></text:p>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text:soft-page-break/>are always case-sensitive.</text:p>
      <text:p text:style-name="Text_20_body">E.g. the following are invalid as user-supplied parameter in a Jarvis dataset request: </text:p>
      <text:list xml:id="list744198617" text:style-name="L16">
        <text:list-item>
          <text:p text:style-name="P58">my(param)</text:p>
        </text:list-item>
        <text:list-item>
          <text:p text:style-name="P61">__my_param</text:p>
        </text:list-item>
        <text:list-item>
          <text:p text:style-name="P61">_1param</text:p>
        </text:list-item>
        <text:list-item>
          <text:p text:style-name="P5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3" text:name="Table" text:formula="ooow:Table+1" style:num-format="1">14</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9">&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oft-page-break/><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text:soft-page-break/>&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4">Overall success of the modification request. <text:s/>Success = 1 if the update succeeded or 0 if the update failed.</text:p>
            <text:p text:style-name="P24">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2">Table <text:sequence text:ref-name="refTable14" text:name="Table" text:formula="ooow:Table+1" style:num-format="1">1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text:soft-page-break/>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5" text:name="Table" text:formula="ooow:Table+1" style:num-format="1">16</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98661211" text:style-name="L17">
        <text:list-item>
          <text:p text:style-name="P53">Begin transaction.</text:p>
        </text:list-item>
        <text:list-item>
          <text:p text:style-name="P53">Perform “before” SQL (if configured for this dataset).</text:p>
        </text:list-item>
        <text:list-item>
          <text:p text:style-name="P53">Perform the one single or one-or-more array modifications in the request body.</text:p>
        </text:list-item>
        <text:list-item>
          <text:p text:style-name="P53"><text:soft-page-break/>Perform “after” SQL (if configured for this dataset).</text:p>
        </text:list-item>
        <text:list-item>
          <text:p text:style-name="P53">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159033213" text:style-name="L18">
        <text:list-item>
          <text:p text:style-name="P54">Even though the first modification succeeded, it was rolled back.</text:p>
        </text:list-item>
        <text:list-item>
          <text:p text:style-name="P54">The first failing error message is shown.</text:p>
        </text:list-item>
        <text:list-item>
          <text:p text:style-name="P54">The “row” elements and “modified” keys are not present. <text:s/></text:p>
        </text:list-item>
      </text:list>
      <text:h text:style-name="P67"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1">use_tmpfile</text:p>
          </table:table-cell>
          <table:table-cell table:style-name="Table6.A2" office:value-type="string">
            <text:p text:style-name="P11">depends</text:p>
          </table:table-cell>
          <table:table-cell table:style-name="Table6.C2" office:value-type="string">
            <text:p text:style-name="P11">Whether or not the command should write its output to a temporary file or not. The default is no under non-MS Windows operating systems, and yes for MS Windows. This is required under MS Windows with Apache otherwise output will be corrupted.</text:p>
            <text:p text:style-name="P11"/>
            <text:p text:style-name="P11">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2">Table <text:sequence text:ref-name="refTable16" text:name="Table" text:formula="ooow:Table+1" style:num-format="1">17</text:sequence>: Exec Configuration Attributes</text:p>
      <text:p text:style-name="Text_20_body"><text:soft-page-break/>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488803710" text:style-name="L19">
        <text:list-item>
          <text:p text:style-name="P5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55">Any RESTful parameters specified in the URI. <text:s/>These are passed as “p1”, “p2”, etc.</text:p>
        </text:list-item>
        <text:list-item>
          <text:p text:style-name="P55">The Jarvis secure parameters beginning with double-underscore. <text:s/>These include __username, __group_list, etc.</text:p>
        </text:list-item>
        <text:list-item>
          <text:p text:style-name="P55">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ext:soft-page-break/>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17" text:name="Table" text:formula="ooow:Table+1" style:num-format="1">18</text:sequence>: Plugin Configuration Attributes</text:p>
      <text:p text:style-name="P17">A sample plugin is included with the demo module. <text:s/>It is configured as follows:</text:p>
      <text:p text:style-name="Code">&lt;jarvis&gt;</text:p>
      <text:p text:style-name="Code"><text:s text:c="4"/>&lt;app&gt;</text:p>
      <text:p text:style-name="Code"><text:soft-page-break/><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9">use strict;</text:p>
      <text:p text:style-name="P33">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7"/>
      <text:p text:style-name="P17">This demonstrates:</text:p>
      <text:list xml:id="list1719230690" text:style-name="L20">
        <text:list-item>
          <text:p text:style-name="P62">Using the Jarvis debug methods.</text:p>
        </text:list-item>
        <text:list-item>
          <text:p text:style-name="P62">Accessing the Jarvis Config “jconfig” object.</text:p>
        </text:list-item>
        <text:list-item>
          <text:p text:style-name="P62">Accessing the static configured plugin parameters.</text:p>
        </text:list-item>
        <text:list-item>
          <text:p text:style-name="P56">Accessing the Jarvis-supplied database connection.</text:p>
        </text:list-item>
      </text:list>
      <text:p text:style-name="P17">Accessing this plugin via the following URL:</text:p>
      <text:p text:style-name="Code">http://localhost/jarvis-bin/jarvis.pl/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30"><text:soft-page-break/>Output &amp; Headers</text:p>
      <text:p text:style-name="P17">Jarvis offers support for “add_headers”, “filename_parameter” and “default_parameter” handling for “plugin” datasets identical to “exec” datasets.</text:p>
      <text:p text:style-name="P30">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09<text:tab/>Working with Jarvis – v1.0.8<text:tab/><text:page-number text:select-page="current">36</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7-21T11:03:41</dc:date>
    <meta:editing-duration>PT181H49M43S</meta:editing-duration>
    <meta:editing-cycles>309</meta:editing-cycles>
    <meta:generator>OpenOffice.org/3.0$Linux OpenOffice.org_project/300m15$Build-9379</meta:generator>
    <meta:print-date>2009-06-23T14:50:34</meta:print-date>
    <meta:document-statistic meta:table-count="20" meta:image-count="0" meta:object-count="0" meta:page-count="36" meta:paragraph-count="1150" meta:word-count="9932" meta:character-count="67481"/>
    <meta:user-defined meta:name="Info 1"/>
    <meta:user-defined meta:name="Info 2"/>
    <meta:user-defined meta:name="Info 3"/>
    <meta:user-defined meta:name="Info 4"/>
  </office:meta>
</office:document-meta>
</file>